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re Franklin Medium" svg:font-family="'Libre Franklin Medium'" style:font-pitch="variable"/>
    <style:font-face style:name="Libre Franklin SemiBold" svg:font-family="'Libre Franklin SemiBold'" style:font-adornments="Semi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use-window-font-color="true" loext:opacity="0%" style:font-name="Libre Franklin SemiBold" fo:font-size="12pt" fo:font-weight="normal" officeooo:rsid="00b63a02" officeooo:paragraph-rsid="001c7a31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variant="normal" fo:text-transform="none" style:use-window-font-color="true" loext:opacity="0%" style:font-name="Libre Franklin SemiBold" fo:font-size="12pt" fo:font-weight="normal" officeooo:rsid="00b63a02" officeooo:paragraph-rsid="001e96ff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variant="normal" fo:text-transform="none" style:use-window-font-color="true" loext:opacity="0%" style:font-name="Libre Franklin SemiBold" fo:font-size="12pt" fo:font-weight="normal" officeooo:rsid="00b63a02" officeooo:paragraph-rsid="00200ead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style:use-window-font-color="true" loext:opacity="0%" style:font-name="Libre Franklin SemiBold" fo:font-size="12pt" fo:font-weight="normal" officeooo:rsid="00b63a02" officeooo:paragraph-rsid="002115b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style:use-window-font-color="true" loext:opacity="0%" style:font-name="Libre Franklin SemiBold" fo:font-size="12pt" fo:font-weight="normal" officeooo:rsid="00b63a02" officeooo:paragraph-rsid="002b3dfc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font-style="normal" fo:font-weight="normal" officeooo:rsid="00c3c936" officeooo:paragraph-rsid="001c7a31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font-style="normal" fo:font-weight="normal" officeooo:rsid="00c8201a" officeooo:paragraph-rsid="001c7a31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font-style="normal" fo:font-weight="normal" officeooo:rsid="00b63a02" officeooo:paragraph-rsid="001c7a31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font-style="normal" fo:font-weight="normal" officeooo:rsid="00b63a02" officeooo:paragraph-rsid="002b3dfc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font-style="normal" fo:font-weight="normal" officeooo:rsid="00bff404" officeooo:paragraph-rsid="001c7a31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style:use-window-font-color="true" loext:opacity="0%" style:font-name="Libre Franklin SemiBold" fo:font-size="10pt" fo:letter-spacing="normal" fo:font-style="normal" fo:font-weight="normal" officeooo:rsid="00b63a02" officeooo:paragraph-rsid="001c7a31" style:font-size-asian="8.75pt" style:font-weight-asian="normal" style:font-size-complex="10pt" style:font-weight-complex="normal"/>
    </style:style>
    <style:style style:name="P12" style:family="paragraph" style:parent-style-name="Standard">
      <style:text-properties fo:font-variant="normal" fo:text-transform="none" style:use-window-font-color="true" loext:opacity="0%" style:font-name="Libre Franklin SemiBold" fo:font-size="10pt" fo:letter-spacing="normal" fo:font-style="normal" fo:font-weight="normal" officeooo:rsid="00bff404" officeooo:paragraph-rsid="001c7a31" style:font-size-asian="8.75pt" style:font-weight-asian="normal" style:font-size-complex="10pt" style:font-weight-complex="normal"/>
    </style:style>
    <style:style style:name="P13" style:family="paragraph" style:parent-style-name="Standard">
      <style:text-properties fo:font-variant="normal" fo:text-transform="none" style:use-window-font-color="true" loext:opacity="0%" style:font-name="Libre Franklin SemiBold" fo:font-size="10pt" fo:letter-spacing="normal" fo:font-style="normal" fo:font-weight="normal" officeooo:rsid="00c8201a" officeooo:paragraph-rsid="001c7a31" style:font-size-asian="8.75pt" style:font-weight-asian="normal" style:font-size-complex="10pt" style:font-weight-complex="normal"/>
    </style:style>
    <style:style style:name="P14" style:family="paragraph" style:parent-style-name="Standard">
      <style:text-properties fo:font-variant="normal" fo:text-transform="none" style:use-window-font-color="true" loext:opacity="0%" style:font-name="Libre Franklin Medium" fo:font-size="12pt" fo:font-weight="normal" officeooo:rsid="00b63a02" officeooo:paragraph-rsid="001c7a31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style:use-window-font-color="true" loext:opacity="0%" style:font-name="Libre Franklin Medium" fo:font-size="12pt" fo:letter-spacing="normal" fo:font-style="normal" fo:font-weight="normal" officeooo:rsid="00b63a02" officeooo:paragraph-rsid="001c7a3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ff0000" loext:opacity="100%" style:font-name="Libre Franklin SemiBold" fo:font-size="12pt" fo:letter-spacing="normal" fo:font-style="normal" fo:font-weight="normal" officeooo:rsid="00b63a02" officeooo:paragraph-rsid="001c7a31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ff0000" loext:opacity="100%" style:font-name="Libre Franklin Medium" fo:font-size="10.5pt" fo:letter-spacing="normal" fo:font-style="normal" fo:font-weight="normal" officeooo:rsid="00b63a02" officeooo:paragraph-rsid="001c7a31" style:font-size-asian="10.5pt" style:font-weight-asian="normal" style:font-size-complex="10.5pt" style:font-weight-complex="normal"/>
    </style:style>
    <style:style style:name="P18" style:family="paragraph" style:parent-style-name="Standard">
      <style:text-properties fo:font-variant="normal" fo:text-transform="none" fo:color="#ff0000" loext:opacity="100%" style:font-name="Libre Franklin Medium" fo:font-size="10pt" fo:letter-spacing="normal" fo:font-style="normal" fo:font-weight="normal" officeooo:rsid="00b63a02" officeooo:paragraph-rsid="001c7a31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variant="normal" fo:text-transform="none" fo:color="#ff0000" loext:opacity="100%" style:font-name="Libre Franklin Medium" fo:font-size="10pt" fo:letter-spacing="normal" fo:font-style="normal" fo:font-weight="normal" officeooo:rsid="00b63a02" officeooo:paragraph-rsid="001e96ff" style:font-size-asian="10pt" style:font-weight-asian="normal" style:font-size-complex="10pt" style:font-weight-complex="normal"/>
    </style:style>
    <style:style style:name="P20" style:family="paragraph" style:parent-style-name="Standard">
      <style:text-properties fo:font-variant="normal" fo:text-transform="none" fo:color="#ff0000" loext:opacity="100%" style:font-name="Libre Franklin Medium" fo:font-size="10pt" fo:letter-spacing="normal" fo:font-style="normal" fo:font-weight="normal" officeooo:rsid="00b63a02" officeooo:paragraph-rsid="00200ead" style:font-size-asian="10pt" style:font-weight-asian="normal" style:font-size-complex="10pt" style:font-weight-complex="normal"/>
    </style:style>
    <style:style style:name="P21" style:family="paragraph" style:parent-style-name="Standard">
      <style:text-properties fo:font-variant="normal" fo:text-transform="none" fo:color="#ff0000" loext:opacity="100%" style:font-name="Libre Franklin Medium" fo:font-size="10pt" fo:letter-spacing="normal" fo:font-style="normal" fo:font-weight="normal" officeooo:rsid="00b63a02" officeooo:paragraph-rsid="002115ba" style:font-size-asian="10pt" style:font-weight-asian="normal" style:font-size-complex="10pt" style:font-weight-complex="normal"/>
    </style:style>
    <style:style style:name="P22" style:family="paragraph" style:parent-style-name="Standard">
      <style:text-properties fo:font-variant="normal" fo:text-transform="none" fo:color="#ff0000" loext:opacity="100%" style:font-name="Libre Franklin Medium" fo:font-size="10pt" fo:letter-spacing="normal" fo:font-style="normal" fo:font-weight="normal" officeooo:rsid="00b63a02" officeooo:paragraph-rsid="002b3dfc" style:font-size-asian="10pt" style:font-weight-asian="normal" style:font-size-complex="10pt" style:font-weight-complex="normal"/>
    </style:style>
    <style:style style:name="P23" style:family="paragraph" style:parent-style-name="Standard">
      <style:text-properties fo:font-variant="normal" fo:text-transform="none" fo:color="#ff0000" loext:opacity="100%" style:font-name="Libre Franklin Medium" fo:font-size="10pt" fo:font-weight="normal" officeooo:rsid="00b63a02" officeooo:paragraph-rsid="001c7a31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text-transform="capitalize" style:use-window-font-color="true" loext:opacity="0%" style:font-name="Libre Franklin SemiBold" fo:font-size="10pt" fo:font-weight="normal" officeooo:rsid="00b63a02" officeooo:paragraph-rsid="001c7a31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Libre Franklin Medium" fo:font-size="10pt" officeooo:paragraph-rsid="001c7a31" style:font-size-asian="8.75pt" style:font-size-complex="10pt"/>
    </style:style>
    <style:style style:name="T1" style:family="text">
      <style:text-properties fo:letter-spacing="normal" fo:font-style="normal"/>
    </style:style>
    <style:style style:name="T2" style:family="text">
      <style:text-properties fo:letter-spacing="normal" fo:font-style="normal" officeooo:rsid="00b7d689"/>
    </style:style>
    <style:style style:name="T3" style:family="text">
      <style:text-properties fo:letter-spacing="normal" fo:font-style="normal" officeooo:rsid="00b97603"/>
    </style:style>
    <style:style style:name="T4" style:family="text">
      <style:text-properties fo:letter-spacing="normal" fo:font-style="normal" officeooo:rsid="00bff404"/>
    </style:style>
    <style:style style:name="T5" style:family="text">
      <style:text-properties fo:letter-spacing="normal" fo:font-style="normal" officeooo:rsid="00c3c936"/>
    </style:style>
    <style:style style:name="T6" style:family="text">
      <style:text-properties fo:letter-spacing="normal" fo:font-style="normal" officeooo:rsid="00346aff"/>
    </style:style>
    <style:style style:name="T7" style:family="text">
      <style:text-properties fo:color="#808080" loext:opacity="100%" style:font-name="Libre Franklin Medium" fo:letter-spacing="normal" fo:font-style="normal"/>
    </style:style>
    <style:style style:name="T8" style:family="text">
      <style:text-properties fo:color="#808080" loext:opacity="100%" style:font-name="Libre Franklin Medium" fo:letter-spacing="normal" fo:font-style="normal" officeooo:rsid="00bff404"/>
    </style:style>
    <style:style style:name="T9" style:family="text">
      <style:text-properties fo:color="#808080" loext:opacity="100%" fo:letter-spacing="normal" fo:font-style="normal" officeooo:rsid="00b97603"/>
    </style:style>
    <style:style style:name="T10" style:family="text">
      <style:text-properties style:font-name="Libre Franklin SemiBold" fo:letter-spacing="normal" fo:font-style="normal"/>
    </style:style>
    <style:style style:name="T11" style:family="text">
      <style:text-properties style:font-name="Libre Franklin SemiBold" fo:letter-spacing="normal" fo:font-style="normal" officeooo:rsid="00b97603"/>
    </style:style>
    <style:style style:name="T12" style:family="text">
      <style:text-properties style:font-name="Libre Franklin SemiBold" fo:letter-spacing="normal" fo:font-style="normal" officeooo:rsid="00bff404"/>
    </style:style>
    <style:style style:name="T13" style:family="text">
      <style:text-properties style:font-name="Libre Franklin SemiBold" fo:letter-spacing="normal" fo:font-style="normal" officeooo:rsid="00c3c936"/>
    </style:style>
    <style:style style:name="T14" style:family="text">
      <style:text-properties style:font-name="Libre Franklin SemiBold" fo:letter-spacing="normal" fo:font-style="normal" officeooo:rsid="00c8201a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officeooo:rsid="0024e808"/>
    </style:style>
    <style:style style:name="T17" style:family="text">
      <style:text-properties officeooo:rsid="0028fd72"/>
    </style:style>
    <style:style style:name="T18" style:family="text">
      <style:text-properties officeooo:rsid="0031109e"/>
    </style:style>
    <style:style style:name="T19" style:family="text">
      <style:text-properties officeooo:rsid="0031f34a"/>
    </style:style>
    <style:style style:name="T20" style:family="text">
      <style:text-properties officeooo:rsid="00325bfb"/>
    </style:style>
    <style:style style:name="T21" style:family="text">
      <style:text-properties officeooo:rsid="00344ea3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ALEGRÍA, HA NACIDO EL SALVADOR</text:p>
      <text:p text:style-name="P24"><text:span text:style-name="T2">v</text:span><text:span text:style-name="T1">illancico </text:span><text:span text:style-name="T6">Italiano</text:span><text:span text:style-name="T1"> - Lucas 2, 10-16 - Isaías 1, 3</text:span></text:p>
      <text:p text:style-name="P11"/>
      <text:section text:style-name="Sect1" text:name="Sección3">
        <text:p text:style-name="P18"><text:tab/>Fa <text:s text:c="68"/>La</text:p>
        <text:p text:style-name="P1"><text:span text:style-name="T7">A.<text:tab/></text:span><text:span text:style-name="T1">¡ALEGRÍA, ALEGRÍA, ALEGRÍA,</text:span></text:p>
        <text:p text:style-name="P18"><text:tab/> <text:s text:c="17"/>Sib</text:p>
        <text:p text:style-name="P8"><text:tab/>HA NACIDO EL SALVADOR,</text:p>
        <text:p text:style-name="P18"><text:tab/> <text:s text:c="15"/>Reb</text:p>
        <text:p text:style-name="P8"><text:tab/>ACOSTADO EN UN PESEBRE!</text:p>
        <text:p text:style-name="P18"><text:tab/> <text:s text:c="68"/>Do7</text:p>
        <text:p text:style-name="P8"><text:tab/>¡ÉL ES EL CRISTO, EL SEÑOR!</text:p>
        <text:p text:style-name="P22"><text:tab/>Fa <text:s text:c="68"/>La</text:p>
        <text:p text:style-name="P5"><text:span text:style-name="T7"><text:tab/></text:span><text:span text:style-name="T1">¡ALEGRÍA, ALEGRÍA, ALEGRÍA,</text:span></text:p>
        <text:p text:style-name="P22"><text:tab/> <text:s text:c="17"/>Sib</text:p>
        <text:p text:style-name="P9"><text:tab/>HA NACIDO EL SALVADOR,</text:p>
        <text:p text:style-name="P22"><text:tab/> <text:s text:c="15"/>Reb</text:p>
        <text:p text:style-name="P9"><text:tab/>ACOSTADO EN UN PESEBRE!</text:p>
        <text:p text:style-name="P22"><text:tab/> <text:s text:c="68"/>Do</text:p>
        <text:p text:style-name="P9"><text:tab/>¡ÉL ES EL CRISTO, EL SEÑOR!</text:p>
        <text:p text:style-name="P25"/>
        <text:p text:style-name="P18"><text:tab/>Rem <text:s text:c="36"/>Fa</text:p>
        <text:p text:style-name="P14"><text:span text:style-name="T9">S.<text:tab/></text:span><text:span text:style-name="T1">Un ángel vino del cielo</text:span></text:p>
        <text:p text:style-name="P18"><text:tab/> <text:s text:c="5"/><text:span text:style-name="T16">Sol</text:span>m <text:s text:c="18"/><text:span text:style-name="T18">Lam</text:span> <text:s text:c="12"/>Rem</text:p>
        <text:p text:style-name="P15"><text:tab/>trayendo una gran noticia:</text:p>
        <text:p text:style-name="P18"><text:tab/>Solm <text:s text:c="21"/>Rem</text:p>
        <text:p text:style-name="P15"><text:tab/>¡Hoy os ha nacido,</text:p>
        <text:p text:style-name="P17"><text:tab/> <text:s text:c="19"/>La <text:s text:c="24"/>Rem</text:p>
        <text:p text:style-name="P15"><text:tab/>os ha nacido el Salvador!</text:p>
        <text:p text:style-name="P18"><text:tab/>Solm <text:s text:c="28"/>Rem</text:p>
        <text:p text:style-name="P14"><text:span text:style-name="T9">A.<text:tab/></text:span><text:span text:style-name="T10">¡H</text:span><text:span text:style-name="T11">OY</text:span><text:span text:style-name="T10"> </text:span><text:span text:style-name="T11">OS</text:span><text:span text:style-name="T10"> </text:span><text:span text:style-name="T11">HA</text:span><text:span text:style-name="T10"> </text:span><text:span text:style-name="T11">NACIDO</text:span><text:span text:style-name="T10">,</text:span></text:p>
        <text:p text:style-name="P18"><text:tab/> <text:s text:c="26"/>La <text:s text:c="37"/>Rem</text:p>
        <text:p text:style-name="P14"><text:span text:style-name="T11"><text:tab/>OS</text:span><text:span text:style-name="T10"> </text:span><text:span text:style-name="T11">HA</text:span><text:span text:style-name="T10"> </text:span><text:span text:style-name="T11">NACIDO</text:span><text:span text:style-name="T10"> </text:span><text:span text:style-name="T11">EL</text:span><text:span text:style-name="T10"> S</text:span><text:span text:style-name="T11">ALVADOR!</text:span></text:p>
        <text:p text:style-name="P11"/>
        <text:p text:style-name="P18"><text:tab/>Fa <text:s text:c="65"/>La</text:p>
        <text:p text:style-name="P1"><text:span text:style-name="T7">A.<text:tab/></text:span><text:span text:style-name="T1">¡ALEGRÍA, ALEGRÍA, ALEGRÍA...</text:span></text:p>
        <text:p text:style-name="P11"/>
        <text:p text:style-name="P11"/>
        <text:p text:style-name="P11"/>
        <text:p text:style-name="P11"/>
        <text:p text:style-name="P11"/>
        <text:p text:style-name="P11"/>
        <text:p text:style-name="P23"><text:span text:style-name="T1"><text:tab/>Rem <text:s text:c="37"/></text:span><text:span text:style-name="T4"><text:s text:c="6"/></text:span><text:span text:style-name="T1"><text:s text:c="8"/>Fa</text:span></text:p>
        <text:p text:style-name="P14"><text:span text:style-name="T9">S.<text:tab/></text:span><text:span text:style-name="T3">¡Envuelto en blancos pañales</text:span></text:p>
        <text:p text:style-name="P18"><text:tab/> <text:s text:c="13"/><text:span text:style-name="T16">Sol</text:span>m <text:s text:c="10"/><text:span text:style-name="T18">Lam</text:span> <text:s text:c="11"/>Rem</text:p>
        <text:p text:style-name="P15"><text:tab/>y acostado en un pesebre!</text:p>
        <text:p text:style-name="P18"><text:tab/>Solm <text:s text:c="24"/>Rem</text:p>
        <text:p text:style-name="P15"><text:tab/>Esta será la señal</text:p>
        <text:p text:style-name="P18"><text:tab/> <text:s text:c="18"/>La <text:s text:c="20"/>Rem</text:p>
        <text:p text:style-name="P15"><text:tab/>de que Él es el Señor.</text:p>
        <text:p text:style-name="P18"><text:tab/>Solm <text:s text:c="37"/>Rem</text:p>
        <text:p text:style-name="P14"><text:span text:style-name="T9">A.<text:tab/></text:span><text:span text:style-name="T10">E</text:span><text:span text:style-name="T12">STA</text:span><text:span text:style-name="T10"> </text:span><text:span text:style-name="T12">SERÁ</text:span><text:span text:style-name="T10"> </text:span><text:span text:style-name="T12">LA</text:span><text:span text:style-name="T10"> </text:span><text:span text:style-name="T12">SEÑAL</text:span></text:p>
        <text:p text:style-name="P18"><text:tab/> <text:s text:c="22"/>La <text:s text:c="27"/>Rem</text:p>
        <text:p text:style-name="P14"><text:span text:style-name="T12"><text:tab/>DE QUE</text:span><text:span text:style-name="T10"> É</text:span><text:span text:style-name="T12">L</text:span><text:span text:style-name="T10"> </text:span><text:span text:style-name="T12">ES</text:span><text:span text:style-name="T10"> </text:span><text:span text:style-name="T12">EL</text:span><text:span text:style-name="T10"> </text:span><text:span text:style-name="T12">SEÑOR.</text:span></text:p>
        <text:p text:style-name="P12"/>
        <text:p text:style-name="P19"><text:tab/>Fa <text:s text:c="65"/>La</text:p>
        <text:p text:style-name="P2"><text:span text:style-name="T8">A.<text:tab/></text:span><text:span text:style-name="T4">¡ALEGRÍA, ALEGRÍA, ALEGRÍA...</text:span></text:p>
        <text:p text:style-name="P12"/>
        <text:p text:style-name="P18"><text:tab/>Rem <text:s text:c="26"/>Fa</text:p>
        <text:p text:style-name="P14"><text:span text:style-name="T9">S.<text:tab/></text:span><text:span text:style-name="T3">Dejándoles el ángel,</text:span></text:p>
        <text:p text:style-name="P18"><text:tab/> <text:s text:c="12"/><text:span text:style-name="T16">Sol</text:span>m <text:s/><text:span text:style-name="T19">Lam</text:span> <text:s text:c="12"/>Rem</text:p>
        <text:p text:style-name="P15"><text:tab/>se decían unos a otros:</text:p>
        <text:p text:style-name="P18"><text:tab/>Solm <text:s text:c="29"/>Rem</text:p>
        <text:p text:style-name="P15"><text:tab/>Vamos hasta Belén,</text:p>
        <text:p text:style-name="P18"><text:tab/> <text:s text:c="4"/>La <text:s text:c="22"/>Rem</text:p>
        <text:p text:style-name="P15"><text:tab/>a ver al Salvador.</text:p>
        <text:p text:style-name="P18"><text:tab/>Solm <text:s text:c="38"/>Rem</text:p>
        <text:p text:style-name="P14"><text:span text:style-name="T9">A.<text:tab/></text:span><text:span text:style-name="T13">VAMOS HASTA BELÉN</text:span></text:p>
        <text:p text:style-name="P18"><text:tab/> <text:s text:c="8"/>La <text:s text:c="31"/>Rem</text:p>
        <text:p text:style-name="P14"><text:span text:style-name="T13"><text:tab/>A VER AL SALVADOR</text:span><text:span text:style-name="T12">.</text:span></text:p>
        <text:p text:style-name="P12"/>
        <text:p text:style-name="P19"><text:tab/>Fa <text:s text:c="65"/>La</text:p>
        <text:p text:style-name="P2"><text:span text:style-name="T8">A.<text:tab/></text:span><text:span text:style-name="T4">¡ALEGRÍA, ALEGRÍA, ALEGRÍA...</text:span></text:p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8"><text:soft-page-break/><text:tab/>Rem <text:s text:c="36"/>Fa</text:p>
        <text:p text:style-name="P14"><text:span text:style-name="T9">S.<text:tab/></text:span><text:span text:style-name="T3">Encontraron a María,</text:span></text:p>
        <text:p text:style-name="P18"><text:tab/> <text:s text:c="18"/><text:span text:style-name="T16">Sol</text:span>m <text:s text:c="4"/><text:span text:style-name="T20">Lam</text:span> <text:s/>Rem</text:p>
        <text:p text:style-name="P15"><text:tab/>y encontraron a José.</text:p>
        <text:p text:style-name="P18"><text:tab/>Solm <text:s text:c="18"/>Rem</text:p>
        <text:p text:style-name="P14"><text:span text:style-name="T5"><text:tab/>A</text:span><text:span text:style-name="T1">l buey, a el burro,</text:span></text:p>
        <text:p text:style-name="P18"><text:tab/> <text:s text:c="9"/>La <text:s text:c="28"/>Rem</text:p>
        <text:p text:style-name="P15"><text:tab/>y al niño, el Enmanuel.</text:p>
        <text:p text:style-name="P18"><text:tab/>Solm <text:s text:c="28"/>Rem</text:p>
        <text:p text:style-name="P14"><text:span text:style-name="T9">A.<text:tab/></text:span><text:span text:style-name="T13">AL BUEY, A EL BURRO</text:span></text:p>
        <text:p text:style-name="P18"><text:tab/> <text:s text:c="13"/>La <text:s text:c="37"/>Rem</text:p>
        <text:p text:style-name="P6"><text:tab/>Y AL NIÑO, EL ENMANUEL.</text:p>
        <text:p text:style-name="P11"/>
        <text:p text:style-name="P20"><text:tab/>Fa <text:s text:c="65"/>La</text:p>
        <text:p text:style-name="P3"><text:span text:style-name="T8">A.<text:tab/></text:span><text:span text:style-name="T4">¡ALEGRÍA, ALEGRÍA, ALEGRÍA...</text:span></text:p>
        <text:p text:style-name="P12"/>
        <text:p text:style-name="P18"><text:tab/>Rem <text:s text:c="41"/>Fa</text:p>
        <text:p text:style-name="P14"><text:span text:style-name="T9">S.<text:tab/></text:span><text:span text:style-name="T3">El buey conoce a su amo,</text:span></text:p>
        <text:p text:style-name="P18"><text:tab/> <text:s text:c="3"/><text:span text:style-name="T17">Sol</text:span>m <text:s text:c="4"/><text:span text:style-name="T21">Lam</text:span> <text:s text:c="10"/>Rem</text:p>
        <text:p text:style-name="P15"><text:tab/>el burro su pesebre.</text:p>
        <text:p text:style-name="P17"><text:tab/><text:span text:style-name="T15">Solm <text:s text:c="30"/>Rem</text:span></text:p>
        <text:p text:style-name="P15"><text:tab/>Pero Israel no conoce,</text:p>
        <text:p text:style-name="P18"><text:tab/> <text:s text:c="14"/>La <text:s text:c="25"/>Rem</text:p>
        <text:p text:style-name="P15"><text:tab/>no conoce a su Señor.</text:p>
        <text:p text:style-name="P18"><text:tab/>Solm <text:s text:c="44"/>Rem</text:p>
        <text:p text:style-name="P14"><text:span text:style-name="T9">A.<text:tab/></text:span><text:span text:style-name="T14">PERO ISRAEL NO CONOCE</text:span><text:span text:style-name="T10">,</text:span></text:p>
        <text:p text:style-name="P18"><text:tab/> <text:s text:c="19"/>La <text:s text:c="32"/>Rem</text:p>
        <text:p text:style-name="P7"><text:tab/>NO CONOCE A SU SEÑOR.</text:p>
        <text:p text:style-name="P13"/>
        <text:p text:style-name="P21"><text:tab/>Fa <text:s text:c="65"/>La</text:p>
        <text:p text:style-name="P4"><text:span text:style-name="T8">A.<text:tab/></text:span><text:span text:style-name="T4">¡ALEGRÍA, ALEGRÍA, ALEGRÍA...</text:span></text:p>
        <text:p text:style-name="P10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re Franklin Medium" svg:font-family="'Libre Franklin Medium'" style:font-pitch="variable"/>
    <style:font-face style:name="Libre Franklin SemiBold" svg:font-family="'Libre Franklin SemiBold'" style:font-adornments="Semi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1:44:45.070737579</meta:creation-date>
    <dc:date>2021-12-15T11:25:41.441822518</dc:date>
    <meta:editing-duration>PT33M20S</meta:editing-duration>
    <meta:editing-cycles>18</meta:editing-cycles>
    <meta:generator>LibreOffice/7.1.7.2$Linux_X86_64 LibreOffice_project/10$Build-2</meta:generator>
    <meta:document-statistic meta:table-count="0" meta:image-count="0" meta:object-count="0" meta:page-count="2" meta:paragraph-count="88" meta:word-count="298" meta:character-count="3199" meta:non-whitespace-character-count="1181"/>
  </office:meta>
</office:document-meta>
</file>